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2ee7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b2ee7"/>
    </style:style>
    <style:style style:name="P3" style:family="paragraph" style:parent-style-name="Text_20_body">
      <style:text-properties officeooo:paragraph-rsid="0008706b"/>
    </style:style>
    <style:style style:name="P4" style:family="paragraph" style:parent-style-name="Text_20_body">
      <style:text-properties officeooo:paragraph-rsid="0009a1fa"/>
    </style:style>
    <style:style style:name="P5" style:family="paragraph" style:parent-style-name="Text_20_body">
      <style:text-properties officeooo:paragraph-rsid="000b2ee7"/>
    </style:style>
    <style:style style:name="P6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9a1fa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0b2ee7"/>
    </style:style>
    <style:style style:name="P9" style:family="paragraph" style:parent-style-name="Standard" style:list-style-name="L11">
      <style:text-properties officeooo:paragraph-rsid="000b2ee7"/>
    </style:style>
    <style:style style:name="P10" style:family="paragraph" style:parent-style-name="Text_20_body" style:list-style-name="L1">
      <style:text-properties officeooo:paragraph-rsid="0008706b"/>
    </style:style>
    <style:style style:name="P11" style:family="paragraph" style:parent-style-name="Text_20_body" style:list-style-name="L2">
      <style:text-properties officeooo:paragraph-rsid="0008706b"/>
    </style:style>
    <style:style style:name="P12" style:family="paragraph" style:parent-style-name="Text_20_body" style:list-style-name="L3">
      <style:text-properties officeooo:paragraph-rsid="0008706b"/>
    </style:style>
    <style:style style:name="P13" style:family="paragraph" style:parent-style-name="Text_20_body" style:list-style-name="L5">
      <style:text-properties officeooo:paragraph-rsid="000b2ee7"/>
    </style:style>
    <style:style style:name="P14" style:family="paragraph" style:parent-style-name="Text_20_body" style:list-style-name="L6">
      <style:text-properties officeooo:paragraph-rsid="000b2ee7"/>
    </style:style>
    <style:style style:name="P15" style:family="paragraph" style:parent-style-name="Text_20_body" style:list-style-name="L7">
      <style:text-properties officeooo:paragraph-rsid="000b2ee7"/>
    </style:style>
    <style:style style:name="P16" style:family="paragraph" style:parent-style-name="Text_20_body" style:list-style-name="L8">
      <style:text-properties officeooo:paragraph-rsid="000b2ee7"/>
    </style:style>
    <style:style style:name="P17" style:family="paragraph" style:parent-style-name="Text_20_body" style:list-style-name="L9">
      <style:text-properties officeooo:paragraph-rsid="000b2ee7"/>
    </style:style>
    <style:style style:name="P18" style:family="paragraph" style:parent-style-name="Text_20_body" style:list-style-name="L10">
      <style:text-properties officeooo:paragraph-rsid="000b2ee7"/>
    </style:style>
    <style:style style:name="P19" style:family="paragraph" style:parent-style-name="Text_20_body" style:list-style-name="L12">
      <style:text-properties officeooo:paragraph-rsid="000b2ee7"/>
    </style:style>
    <style:style style:name="P20" style:family="paragraph" style:parent-style-name="Text_20_body" style:list-style-name="L13">
      <style:text-properties officeooo:paragraph-rsid="000b2ee7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paragraph-rsid="0008706b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officeooo:paragraph-rsid="0009a1fa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officeooo:paragraph-rsid="000b2ee7"/>
    </style:style>
    <style:style style:name="P24" style:family="paragraph" style:parent-style-name="Text_20_body" style:list-style-name="L5">
      <style:paragraph-properties fo:margin-top="0cm" fo:margin-bottom="0cm" loext:contextual-spacing="false"/>
      <style:text-properties officeooo:paragraph-rsid="000b2ee7"/>
    </style:style>
    <style:style style:name="P25" style:family="paragraph" style:parent-style-name="Text_20_body" style:list-style-name="L6">
      <style:paragraph-properties fo:margin-top="0cm" fo:margin-bottom="0cm" loext:contextual-spacing="false"/>
      <style:text-properties officeooo:paragraph-rsid="000b2ee7"/>
    </style:style>
    <style:style style:name="P26" style:family="paragraph" style:parent-style-name="Heading_20_2">
      <style:text-properties officeooo:paragraph-rsid="0008706b"/>
    </style:style>
    <style:style style:name="P27" style:family="paragraph" style:parent-style-name="Heading_20_4">
      <style:text-properties officeooo:paragraph-rsid="0008706b"/>
    </style:style>
    <style:style style:name="P28" style:family="paragraph" style:parent-style-name="Heading_20_4">
      <style:text-properties officeooo:paragraph-rsid="0009a1fa"/>
    </style:style>
    <style:style style:name="P29" style:family="paragraph" style:parent-style-name="Heading_20_4">
      <style:text-properties officeooo:paragraph-rsid="000b2ee7"/>
    </style:style>
    <style:style style:name="T1" style:family="text">
      <style:text-properties officeooo:rsid="001f5fb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lle est la structure de données privilégiée par les commandes unix historique ?</text:h>
      <text:h text:style-name="Heading_20_2" text:outline-level="2">Quels problèmes engendrent les segmenteurs qui décolent les caractères de ponctuation des mots ?</text:h>
      <text:p text:style-name="P6">Quel est la spécificité de iso-8859-15 ?</text:p>
      <text:p text:style-name="P6">Citer une commande capable d’extraire de l’information d’un contenu textuel.</text:p>
      <text:p text:style-name="P6">Une commande capable de transformer un contenu textuel.</text:p>
      <text:p text:style-name="P6">A quel risque s’expose t on de convertir des données encodées en UTF-8 en ISO-8859-1 ?</text:p>
      <text:p text:style-name="P6">Les caractères EOF et NEWLINE correspondent ils à la même chose ? Sinon expliquez.</text:p>
      <text:p text:style-name="P6">Pour des tâches de recherche de motifs simples, lequel de ces moteurs d’expressions régulières est le plus rapide ? Perl re, python re, java re ?</text:p>
      <text:h text:style-name="Heading_20_4" text:outline-level="4">Unix for Poets. Why Poets?</text:h>
      <text:h text:style-name="P26" text:outline-level="2">Solutions</text:h>
      <text:p text:style-name="P3"/>
      <text:p text:style-name="P3">NE </text:p>
      <text:p text:style-name="P3">PAS </text:p>
      <text:p text:style-name="P3">CONSULTER </text:p>
      <text:p text:style-name="P3">TOUT </text:p>
      <text:p text:style-name="P3">DE </text:p>
      <text:p text:style-name="P3">SUITE </text:p>
      <text:p text:style-name="P3">CE </text:p>
      <text:p text:style-name="P3">QUI </text:p>
      <text:p text:style-name="P3">SUIT </text:p>
      <text:p text:style-name="P3">CI-DESSOUS </text:p>
      <text:p text:style-name="P3">! </text:p>
      <text:p text:style-name="P3">! </text:p>
      <text:p text:style-name="P3">! </text:p>
      <text:h text:style-name="P27" text:outline-level="4">Solution : récupération du corpus</text:h>
      <text:p text:style-name="P3"/>
      <text:p text:style-name="P3">cd workspace/TP1<text:line-break/><text:span text:style-name="Teletype">wget http://fr.wikipedia.org/wiki/Affaire_Clearstream_2</text:span> # si on avait voulu du récursif on aurait pu ajouter -rc </text:p>
      <text:h text:style-name="P27" text:outline-level="4"><text:soft-page-break/>Solution : format et encodage</text:h>
      <text:p text:style-name="P3"/>
      <text:list xml:id="list3608489258" text:style-name="L1">
        <text:list-item>
          <text:p text:style-name="P10"><text:span text:style-name="Teletype">file -i Affaire_Clearstream_2</text:span> # Affaire_Clearstream_2: text/html; charset=utf-8 </text:p>
        </text:list-item>
      </text:list>
      <text:p text:style-name="P3">head Affaire_Clearstream_2 # chercher la valeur du charset dans l'en-tête du fichier pour comparer avec la prédiction de file</text:p>
      <text:list xml:id="list3140500958" text:style-name="L2">
        <text:list-item>
          <text:p text:style-name="P21"><text:span text:style-name="Teletype">xmllint --noout</text:span> Affaire_Clearstream_2 # ne produit aucun affichage par conséquent il n'y a pas d'erreurs de mal formation du document XML </text:p>
        </text:list-item>
        <text:list-item>
          <text:p text:style-name="P21">latin1 signifie ISO-8859-1 </text:p>
        </text:list-item>
        <text:list-item>
          <text:p text:style-name="P11"><text:span text:style-name="Teletype">iconv -f ISO-8859-1 -t UTF-8 ../../data/samples/fr.sgml.latin/Affaire_Clearstream_2.latin1 &gt; Affaire_Clearstream_2.latin1.utf8</text:span> </text:p>
        </text:list-item>
      </text:list>
      <text:p text:style-name="P3"># Non cela ne modifierait pas la mention. Pour changer l'encodage et la mention il faut utiliser un parseur XML. En déduire que cette mention peut parfois être trompeuse. <text:line-break/># Pour la petite histoire le fichier en latin1 a été généré à partir de l'UTF-8, et pour cela il a fallu forcer la main à iconv avec -c pour ne pas afficher les caractères invalides. Le fichier en latin1 ne compte pas tous les caractères du fichier original...</text:p>
      <text:list xml:id="list2046634083" text:style-name="L3">
        <text:list-item>
          <text:p text:style-name="P12">un octet <text:span text:style-name="Teletype">echo -n e | hexdump -c</text:span> deux octets <text:span text:style-name="Teletype">echo -n é | hexdump -c</text:span> et trois octets <text:span text:style-name="Teletype">echo -n € | hexdump -c</text:span> </text:p>
        </text:list-item>
      </text:list>
      <text:p text:style-name="P4"/>
      <text:h text:style-name="P28" text:outline-level="4">Solution : extraction et nettoyage du texte</text:h>
      <text:p text:style-name="P4"/>
      <text:list xml:id="list4151672287" text:style-name="L4">
        <text:list-item>
          <text:p text:style-name="P22"><text:span text:style-name="Teletype">xmllint --xpath '//div[@id="content"]/descendant::*[not(ancestor-or-self::script) and not(ancestor-or-self::*[@id="jump-to-nav"]) and not(ancestor-or-self::*[@class="printfooter"]) and not(ancestor-or-self::*[@id="bandeau-portail"]) and not(ancestor-or-self::*[@id="catlinks"]) and not(ancestor-or-self::*[@id="siteSub"]) and not(ancestor-or-self::*[@class="homonymie"]) ]/text()' Affaire_Clearstream_2 | sed -r 's/\[modifier\] //g'</text:span><text:span text:style-name="Teletype"><text:span text:style-name="T1">&gt; Affaire_Clearstream_2.txt</text:span></text:span></text:p>
        </text:list-item>
        <text:list-item>
          <text:p text:style-name="P22"><text:span text:style-name="Teletype">recode HTML_4.0 </text:span><text:span text:style-name="Teletype"><text:span text:style-name="T1">Affaire_Clearstream_2.txt</text:span></text:span></text:p>
        </text:list-item>
      </text:list>
      <text:p text:style-name="P7"><text:span text:style-name="Teletype"/></text:p>
      <text:list xml:id="list105705915505539" text:continue-numbering="true" text:style-name="L4">
        <text:list-header>
          <text:p text:style-name="P23"/>
        </text:list-header>
      </text:list>
      <text:h text:style-name="P29" text:outline-level="4" text:is-list-header="true">Solution : segmentation en token mots</text:h>
      <text:p text:style-name="P5"/>
      <text:list xml:id="list2328868128" text:style-name="L5">
        <text:list-item>
          <text:p text:style-name="P24"><text:span text:style-name="Teletype">cat Affaire_Clearstream_2.txt | tr -sc 'a-zA-ZàâéèêîïôœùûçÀÂÉÈÊÎÏÔŒÙÛÇ' '\n' &gt; Affaire_Clearstream_2.txt.tok</text:span> # produit "text/plain; charset=unknown-8bit" avec file -i, ce n'est pas très bon... </text:p>
        </text:list-item>
        <text:list-item>
          <text:p text:style-name="P13"><text:soft-page-break/><text:span text:style-name="Teletype">cat Affaire_Clearstream_2.txt | sed -r "s/$(printf '\302\240')/ /g" | sed -r 's/([\.,-:;!\?\)\(]|\[|\])/ \1 /g' | sed -r "s/([\'’])/\1 /g"| sed -r 's/([0-9]+) +\. +([0-9]+) +\. +([0-9]+)/\1\.\2\.\3/g' | sed -r 's/([0-9]+) +\. +([0-9]+)/\1\.\2/g' | sed -r 's/([0-9]+) +, +([0-9]+)/\1,\2/g' | sed -r 's/([^\.])\. +\. +\.([^\.])/\1\.\.\.\2/g' | sed -r 's/( M) +\. +([A-Z])/\1\. \2/g' | sed -r 's/([a-z]+) +\. +([a-zàâéèêîïôœùûç])/\1\. \2/g' | tr -s ' \t' '\n' | grep -v '^$' &gt; Affaire_Clearstream_2.txt.tok</text:span> </text:p>
        </text:list-item>
      </text:list>
      <text:p text:style-name="P5">Traite les caracères insécables, M. réf. ... les puces 1.2.3 1,2 (mais provoque des erreurs dans les références comme 2009,416 p . ou no 4,1990 ) pas les urls...</text:p>
      <text:list xml:id="list4140625845" text:style-name="L6">
        <text:list-item>
          <text:p text:style-name="P25"><text:span text:style-name="Teletype">cat Affaire_Clearstream_2.txt | tr ' ' '\n' | grep "\." &gt; Affaire_Clearstream_2.txt.tok</text:span> </text:p>
        </text:list-item>
        <text:list-item>
          <text:p text:style-name="P14"><text:span text:style-name="Teletype">cat Affaire_Clearstream_2.txt | tr ' ' '\n' | grep -v '^$' | grep ':' | head -n 1 | hexdump -C</text:span> # produit l'affichage en hexa suivant </text:p>
        </text:list-item>
      </text:list>
      <text:p text:style-name="P5">00000000 66 61 69 74 73 c2 a0 3a 0a |faits..:.|<text:line-break/>En cherchant dans la table, on constate que la séquence c2 a0 correspond à NO-BREAK SPACE<text:line-break/><text:span text:style-name="Teletype">cat Affaire_Clearstream_2.txt | tr ' ' '\n' | grep -v '^$' | grep ':' | head -n 1 | hexdump -b</text:span> # produit l'affichage en octal suivant <text:line-break/>0000000 146 141 151 164 163 302 240 072 012 <text:line-break/>A partir de celui-ci on peut utiliser une commande <text:span text:style-name="Teletype">sed</text:span> pour convertir ces caractères en espace afin que notre tokenization sur espace devienne effective avec ces caractères ; cela donne : <text:line-break/><text:span text:style-name="Teletype">cat Affaire_Clearstream_2.txt | tr ' ' '\n' | grep -v '^$' | grep ':' | head -n 1 | sed -r "s/$(printf '\302\240')/ /g"</text:span> </text:p>
      <text:h text:style-name="P29" text:outline-level="4">Solution : normalisation des mots du texte</text:h>
      <text:p text:style-name="P5"/>
      <text:list xml:id="list753162276" text:style-name="L7">
        <text:list-item>
          <text:p text:style-name="P15"># Tokenization </text:p>
        </text:list-item>
      </text:list>
      <text:p text:style-name="P5"><text:span text:style-name="Teletype">cat ../../data/sequoia-fr-wikipedia/txt/* | sed -r "s/$(printf '\302\240')/ /g" | sed -r 's/([\.,-:;!\?\)\(]|\[|\])/ \1 /g' | sed -r "s/([\'’])/\1 /g"| sed -r 's/([0-9]+) +\. +([0-9]+) +\. +([0-9]+)/\1\.\2\.\3/g' | sed -r 's/([0-9]+) +\. +([0-9]+)/\1\.\2/g' | sed -r 's/([0-9]+) +, +([0-9]+)/\1,\2/g' | sed -r 's/([^\.])\. +\. +\.([^\.])/\1\.\.\.\2/g' | sed -r 's/( M) +\. +([A-Z])/\1\. \2/g' | sed -r 's/([a-z]+) +\. +([a-zàâéèêîïôœùûç])/\1\. \2/g' | tr -s ' \t' '\n' | grep -v '^$' &gt; fr-wikipedia.txt.tok</text:span></text:p>
      <text:list xml:id="list340507416" text:style-name="L8">
        <text:list-item>
          <text:p text:style-name="P16"><text:span text:style-name="Teletype">cat fr-wikipedia.txt.tok | tr '[:upper:]' '[:lower:]' &gt; fr-wikipedia.txt.tok.lc</text:span> # mais ne convertit pas les caractères unicodes </text:p>
        </text:list-item>
      </text:list>
      <text:p text:style-name="P5"><text:span text:style-name="Teletype">cat fr-wikipedia.txt.tok | tr '[A-ZÀÂÉÈÊÎÏÔŒÙÛÇ]' '[a-zàâéèêîïôœùûç]' &gt; fr-wikipedia.txt.tok.lc # plus adapté ici mais ad hoc à la langue</text:span><text:line-break/>ou mieux encore <text:line-break/><text:soft-page-break/><text:span text:style-name="Teletype">cat fr-wikipedia.txt.tok | perl -ne 'use utf8;</text:span> <text:span text:style-name="Teletype">print lc $_' &gt; fr-wikipedia.txt.tok.lc</text:span></text:p>
      <text:list xml:id="list4213979598" text:style-name="L9">
        <text:list-item>
          <text:p text:style-name="P17"># Suppression des mots vides </text:p>
        </text:list-item>
      </text:list>
      <text:p text:style-name="P5"><text:span text:style-name="Teletype">grep -vxF -f ../../resources/stopwords/stopwords-fr-utf8.txt fr-wikipedia.txt.tok.lc &gt; fr-wikipedia.txt.tok.lc.stopwordfree</text:span></text:p>
      <text:list xml:id="list1621782791" text:style-name="L10">
        <text:list-item>
          <text:p text:style-name="P18"># Nettoyage </text:p>
        </text:list-item>
      </text:list>
      <text:p text:style-name="P8"><text:span text:style-name="Teletype">cat fr-wikipedia.txt.tok.lc.stopwordfree |sed -r 's/.{2}$//g;' |grep -P '^.{4,}$' |grep -vP '[\.«⠹\[]' &gt; fr-wikipedia.txt.tok.lc.stopwordfree.stem.filtered </text:span></text:p>
      <text:p text:style-name="P8"><text:span text:style-name="Teletype"/></text:p>
      <text:list xml:id="list2796153046" text:style-name="L11">
        <text:list-item>
          <text:p text:style-name="P9"/>
        </text:list-item>
      </text:list>
      <text:h text:style-name="P29" text:outline-level="4">Solution : quelques statistiques</text:h>
      <text:p text:style-name="P5"/>
      <text:p text:style-name="P1">cat fr-wikipedia.txt.tok | wc -l</text:p>
      <text:p text:style-name="P1">cat fr-wikipedia.txt.tok |sort |uniq -c |less</text:p>
      <text:p text:style-name="P1">cat fr-wikipedia.txt.tok |sort |uniq -c |sort -gr |less</text:p>
      <text:p text:style-name="P1">cat fr-wikipedia.txt.tok |sort |uniq -c |sort -gr |head -n 50 # Il s'agit de mots vides (non porteur de sens comme le sont généralement les noms et les verbes voire les adjectifs et les adverbes...)</text:p>
      <text:p text:style-name="P2">cat fr-wikipedia.txt.tok |sort |uniq -c |sort -gr |tail -n 50</text:p>
      <text:p text:style-name="P5"/>
      <text:h text:style-name="P29" text:outline-level="4">Solution : Génération de bigrammes</text:h>
      <text:p text:style-name="P1">tail -n +2 fr-wikipedia.txt.tok &gt; fr-wikipedia.txt.tok.tail+2</text:p>
      <text:p text:style-name="P2">paste fr-wikipedia.txt.tok fr-wikipedia.txt.tok.tail+2 | sort | uniq -c | sort -gr | less</text:p>
      <text:p text:style-name="P5"/>
      <text:h text:style-name="P29" text:outline-level="4">Solution : more...</text:h>
      <text:p text:style-name="P5"/>
      <text:list xml:id="list839652827" text:style-name="L12">
        <text:list-item>
          <text:p text:style-name="P19">Nombre d'occurrence de que avec ses catégories grammaticales </text:p>
        </text:list-item>
      </text:list>
      <text:p text:style-name="P5"><text:span text:style-name="Teletype">cat ../../data/sequoia-fr-wikipedia/conll/frwiki_50.1000.np_conll | cut -f 2,4 | grep -v '^$' | sort | uniq -c | sort -gr | grep -P ' que\t</text:span>'</text:p>
      <text:list xml:id="list3477760884" text:style-name="L13">
        <text:list-item>
          <text:p text:style-name="P20">Extraction des préfixes et des suffixes </text:p>
        </text:list-item>
      </text:list>
      <text:p text:style-name="P1">cat fr-wikipedia.txt.tok <text:s/>| perl -CSD -ne 's/^([AEIOUÀÂÉÈÊÎÏÔŒÙÛaeiouàâéèêîïôœùû]+[^AEIOUÀÂÉÈÊÎÏÔŒÙÛaeiouàâéèêîïôœùû]+).+$/\1/g; s/^([^AEIOUÀÂÉÈÊÎÏÔŒÙÛaeiouàâéèêîïôœùû]+[AEIOUÀÂÉÈÊÎÏÔŒÙÛaeiouàâéèêîïôœùû]+).+$/\1/g;print' &gt; fr-wikipedia.txt.tok.prefix</text:p>
      <text:p text:style-name="P2">cat fr-wikipedia.txt.tok <text:s text:c="2"/>| tr -sc 'A-Za-zéçè' '\n' | perl -CSD -ne 's/^.+[^AEIOUÀÂÉÈÊÎÏÔŒÙÛaeiouàâéèêîïôœùû]([AEIOUÀÂÉÈÊÎÏÔŒÙÛaeiouàâéèêîïôœùû]+[^AEIOUaeiouéèê]+)$/\1/g; s/^.+[AEIOUÀÂÉÈÊÎÏÔŒÙÛaeiouàâéèêîïôœùû]([^AEIOUÀÂÉÈÊÎÏÔŒÙÛaeiouàâéèêîïôœùû]+[AEIOUÀÂÉÈÊÎÏÔŒÙÛaeiouàâéèêîïôœùû]+)$/\1/g;print' <text:s/>&gt; fr-wikipedia.txt.tok.suffix</text:p>
      <text:p text:style-name="P8"><text:soft-page-break/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e9a06"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e9a06"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529cm" fo:margin-right="0cm" fo:margin-top="0cm" fo:margin-bottom="0cm" loext:contextual-spacing="false" fo:text-indent="0cm" style:auto-text-indent="false"/>
      <style:text-properties fo:color="#2e3436"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fo:color="#2e3436"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48:38.353459510</meta:creation-date>
    <dc:date>2020-11-13T10:57:04.696313096</dc:date>
    <meta:editing-duration>PT1H12M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69" meta:word-count="966" meta:character-count="6984" meta:non-whitespace-character-count="6066"/>
  </office:meta>
</office:document-meta>
</file>